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1,239,167,048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0,000,395,242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0,097,778,353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0,950,392,219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3,940,768,065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2,953,535,495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2,367,363,677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2,172,309,522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0,668,102,734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9,290,728,773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0,393,834,720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8,650,138,068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7,428,701,809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6,649,307,057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4,422,855,929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,742,815,194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997,005,786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710,843,360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,388,506,726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,534,673,583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,744,794,457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,544,689,502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,607,345,45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55:10.508949017</dc:date>
    <meta:editing-duration>PT1H1M14S</meta:editing-duration>
    <meta:editing-cycles>34</meta:editing-cycles>
    <meta:generator>LibreOffice/7.2.6.2$Linux_X86_64 LibreOffice_project/20$Build-2</meta:generator>
    <meta:document-statistic meta:table-count="1" meta:cell-count="48" meta:object-count="0"/>
  </office:meta>
</office:document-meta>
</file>